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17.06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35.31mm"/>
    </style:style>
    <style:style style:name="co5" style:family="table-column">
      <style:table-column-properties fo:break-before="auto" style:column-width="17.59mm"/>
    </style:style>
    <style:style style:name="co6" style:family="table-column">
      <style:table-column-properties fo:break-before="auto" style:column-width="19.7mm"/>
    </style:style>
    <style:style style:name="co7" style:family="table-column">
      <style:table-column-properties fo:break-before="auto" style:column-width="43.25mm"/>
    </style:style>
    <style:style style:name="co8" style:family="table-column">
      <style:table-column-properties fo:break-before="auto" style:column-width="150.67mm"/>
    </style:style>
    <style:style style:name="co9" style:family="table-column">
      <style:table-column-properties fo:break-before="auto" style:column-width="31.34mm"/>
    </style:style>
    <style:style style:name="co10" style:family="table-column">
      <style:table-column-properties fo:break-before="auto" style:column-width="20.23mm"/>
    </style:style>
    <style:style style:name="co11" style:family="table-column">
      <style:table-column-properties fo:break-before="auto" style:column-width="44.57mm"/>
    </style:style>
    <style:style style:name="co12" style:family="table-column">
      <style:table-column-properties fo:break-before="auto" style:column-width="12.56mm"/>
    </style:style>
    <style:style style:name="co13" style:family="table-column">
      <style:table-column-properties fo:break-before="auto" style:column-width="188.24mm"/>
    </style:style>
    <style:style style:name="co14" style:family="table-column">
      <style:table-column-properties fo:break-before="auto" style:column-width="18.12mm"/>
    </style:style>
    <style:style style:name="co15" style:family="table-column">
      <style:table-column-properties fo:break-before="auto" style:column-width="16.53mm"/>
    </style:style>
    <style:style style:name="co16" style:family="table-column">
      <style:table-column-properties fo:break-before="auto" style:column-width="59.92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9.44mm"/>
    </style:style>
    <style:style style:name="co19" style:family="table-column">
      <style:table-column-properties fo:break-before="auto" style:column-width="37.69mm"/>
    </style:style>
    <style:style style:name="co20" style:family="table-column">
      <style:table-column-properties fo:break-before="auto" style:column-width="41.93mm"/>
    </style:style>
    <style:style style:name="co21" style:family="table-column">
      <style:table-column-properties fo:break-before="auto" style:column-width="167.08mm"/>
    </style:style>
    <style:style style:name="co22" style:family="table-column">
      <style:table-column-properties fo:break-before="auto" style:column-width="24.47mm"/>
    </style:style>
    <style:style style:name="co23" style:family="table-column">
      <style:table-column-properties fo:break-before="auto" style:column-width="24.99mm"/>
    </style:style>
    <style:style style:name="co24" style:family="table-column">
      <style:table-column-properties fo:break-before="auto" style:column-width="153.32mm"/>
    </style:style>
    <style:style style:name="co25" style:family="table-column">
      <style:table-column-properties fo:break-before="auto" style:column-width="126.89mm"/>
    </style:style>
    <style:style style:name="co26" style:family="table-column">
      <style:table-column-properties fo:break-before="auto" style:column-width="16.86mm"/>
    </style:style>
    <style:style style:name="co27" style:family="table-column">
      <style:table-column-properties fo:break-before="auto" style:column-width="43.73mm"/>
    </style:style>
    <style:style style:name="co28" style:family="table-column">
      <style:table-column-properties fo:break-before="auto" style:column-width="28.19mm"/>
    </style:style>
    <style:style style:name="co29" style:family="table-column">
      <style:table-column-properties fo:break-before="auto" style:column-width="148.45mm"/>
    </style:style>
    <style:style style:name="co30" style:family="table-column">
      <style:table-column-properties fo:break-before="auto" style:column-width="68.28mm"/>
    </style:style>
    <style:style style:name="co31" style:family="table-column">
      <style:table-column-properties fo:break-before="auto" style:column-width="83.33mm"/>
    </style:style>
    <style:style style:name="co32" style:family="table-column">
      <style:table-column-properties fo:break-before="auto" style:column-width="90.12mm"/>
    </style:style>
    <style:style style:name="co33" style:family="table-column">
      <style:table-column-properties fo:break-before="auto" style:column-width="47.82mm"/>
    </style:style>
    <style:style style:name="co34" style:family="table-column">
      <style:table-column-properties fo:break-before="auto" style:column-width="3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>
      <style:table-cell-properties style:text-align-source="fix" style:repeat-content="false"/>
      <style:paragraph-properties fo:text-align="start"/>
    </style:style>
  </office:automatic-styles>
  <office:body>
    <office:spreadsheet>
      <table:table table:name="main board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eference Typ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Product description</text:p>
          </table:table-cell>
          <table:table-cell office:value-type="string" calcext:value-type="string">
            <text:p><text:s/>Product code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Supplier code</text:p>
          </table:table-cell>
          <table:table-cell office:value-type="string" calcext:value-type="string">
            <text:p><text:s/>Order</text:p>
          </table:table-cell>
          <table:table-cell office:value-type="string" calcext:value-type="string">
            <text:p><text:s/>Supplier URL</text:p>
          </table:table-cell>
          <table:table-cell office:value-type="string" calcext:value-type="string">
            <text:p><text:s/>Tolerance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Note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4,</text:p>
          </table:table-cell>
          <table:table-cell office:value-type="string" calcext:value-type="string">
            <text:p>4.7nF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4700pF 100V Ceramic Capacitor C0G, NP0 Radial 0.200" L x 0.125" W (5.08mm x 3.18mm)</text:p>
          </table:table-cell>
          <table:table-cell office:value-type="string" calcext:value-type="string">
            <text:p>C320C472J1G5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4302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search/en/capacitors/ceramic-capacitors/131083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Cerami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2,C16,C14,</text:p>
          </table:table-cell>
          <table:table-cell office:value-type="string" calcext:value-type="string">
            <text:p>10nF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10000pF 50V Ceramic Capacitor X7R Radial 0.150" L x 0.100" W (3.81mm x 2.54mm)</text:p>
          </table:table-cell>
          <table:table-cell office:value-type="string" calcext:value-type="string">
            <text:p>C315C103J5R5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9712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kemet/C315C103J5R5TA/399-9712-ND/3725975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Cerami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,</text:p>
          </table:table-cell>
          <table:table-cell office:value-type="string" calcext:value-type="string">
            <text:p>47nF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0.047µF 50V Ceramic Capacitor X7R Radial 0.200" L x 0.125" W (5.08mm x 3.18mm)</text:p>
          </table:table-cell>
          <table:table-cell office:value-type="string" calcext:value-type="string">
            <text:p>C320C473K5R5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4306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kemet/C320C473K5R5TA/399-4306-ND/818082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erami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,C3,C4,C5,C11,C8,C10,C12,</text:p>
          </table:table-cell>
          <table:table-cell office:value-type="string" calcext:value-type="string">
            <text:p>100nF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0.10µF 50V Ceramic Capacitor Z5U Radial 0.150" L x 0.100" W (3.81mm x 2.54mm)</text:p>
          </table:table-cell>
          <table:table-cell office:value-type="string" calcext:value-type="string">
            <text:p>C315C104M5U5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4151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kemet/C315C104M5U5TA/399-4151-ND/81792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Cerami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5,C18,C17,C27,C25,C23,</text:p>
          </table:table-cell>
          <table:table-cell office:value-type="string" calcext:value-type="string">
            <text:p>100nF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0.10µF 50V Ceramic Capacitor X7R Radial 0.200" L x 0.125" W (5.08mm x 3.18mm)</text:p>
          </table:table-cell>
          <table:table-cell office:value-type="string" calcext:value-type="string">
            <text:p>C320C104J5R5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9775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kemet/C320C104J5R5TA/399-9775-ND/3726074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erami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C7,</text:p>
          </table:table-cell>
          <table:table-cell office:value-type="string" calcext:value-type="string">
            <text:p>22pF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22pF 50V Ceramic Capacitor C0G, NP0 Radial 0.150" L x 0.100" W (3.81mm x 2.54mm)</text:p>
          </table:table-cell>
          <table:table-cell office:value-type="string" calcext:value-type="string">
            <text:p>C315C220J5G5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9721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kemet/C315C220J5G5TA/399-9721-ND/37261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Cerami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6,C20,C21,</text:p>
          </table:table-cell>
          <table:table-cell office:value-type="string" calcext:value-type="string">
            <text:p>1uF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1µF 25V Ceramic Capacitor X7R Radial 0.150" L x 0.100" W (3.81mm x 2.54mm)</text:p>
          </table:table-cell>
          <table:table-cell office:value-type="string" calcext:value-type="string">
            <text:p>C315C105K3R5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9714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search/en/capacitors/ceramic-capacitors/131083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Cerami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C9,C13,</text:p>
          </table:table-cell>
          <table:table-cell office:value-type="string" calcext:value-type="string">
            <text:p>10uF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10µF Conformal Coated Tantalum Capacitors 25V Radial 2.5 Ohm 0.217" Dia (5.50mm)</text:p>
          </table:table-cell>
          <table:table-cell office:value-type="string" calcext:value-type="string">
            <text:p>T350E106M025A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9907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kemet/T350E106M025AT/399-9907-ND/3726214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Tantalum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,D2,D1,</text:p>
          </table:table-cell>
          <table:table-cell office:value-type="string" calcext:value-type="string">
            <text:p>DIODE-rgb</text:p>
          </table:table-cell>
          <table:table-cell table:number-columns-repeated="2"/>
          <table:table-cell office:value-type="string" calcext:value-type="string">
            <text:p>Fairchild Semiconductor</text:p>
          </table:table-cell>
          <table:table-cell office:value-type="string" calcext:value-type="string">
            <text:p>Diode Standard 100V 200mA Through Hole DO-3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FS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fairchild-semiconductor/1N4148/1N4148FS-ND/458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,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office:value-type="string" calcext:value-type="string">
            <text:p>Littelfuse Inc.</text:p>
          </table:table-cell>
          <table:table-cell office:value-type="string" calcext:value-type="string">
            <text:p>Fuse Block 15A 600V 1 Circuit Cartridge PCB</text:p>
          </table:table-cell>
          <table:table-cell office:value-type="string" calcext:value-type="string">
            <text:p>03540101ZXG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1498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littelfuse-inc/03540101ZXGY/F1498-ND/553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,</text:p>
          </table:table-cell>
          <table:table-cell office:value-type="string" calcext:value-type="string">
            <text:p>ATMEGA328-P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Arduino</text:p>
          </table:table-cell>
          <table:table-cell office:value-type="string" calcext:value-type="string">
            <text:p>AT-MEGA 328-P microcontroller</text:p>
          </table:table-cell>
          <table:table-cell office:value-type="string" calcext:value-type="string">
            <text:p>A00004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50-1019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search/en/integrated-circuits-ics/embedded-microcontrollers/2556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6,J7,</text:p>
          </table:table-cell>
          <table:table-cell office:value-type="string" calcext:value-type="string">
            <text:p>AUDIO_JACK</text:p>
          </table:table-cell>
          <table:table-cell table:number-columns-repeated="2"/>
          <table:table-cell office:value-type="string" calcext:value-type="string">
            <text:p>CUI Inc</text:p>
          </table:table-cell>
          <table:table-cell office:value-type="string" calcext:value-type="string">
            <text:p>3.50mm (0.141" 1/8" Mini Plug) - Headphone Phone Jack Stereo Connector Solder</text:p>
          </table:table-cell>
          <table:table-cell office:value-type="string" calcext:value-type="string">
            <text:p>SJ1-3523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1-3523NG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cui-inc/SJ1-3523NG/CP1-3523NG-ND/738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CONTROL_HEADER</text:p>
          </table:table-cell>
          <table:table-cell table:number-columns-repeated="2"/>
          <table:table-cell office:value-type="string" calcext:value-type="string">
            <text:p>On Shore Technology Inc.</text:p>
          </table:table-cell>
          <table:table-cell office:value-type="string" calcext:value-type="string">
            <text:p>10 Positions Header, Shrouded Connector 0.100" (2.54mm) Through Hole Gold</text:p>
          </table:table-cell>
          <table:table-cell office:value-type="string" calcext:value-type="string">
            <text:p>302-S10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543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on-shore-technology-inc/302-S101/ED1543-ND/2178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LCD_HEADER</text:p>
          </table:table-cell>
          <table:table-cell table:number-columns-repeated="2"/>
          <table:table-cell office:value-type="string" calcext:value-type="string">
            <text:p>On Shore Technology Inc.</text:p>
          </table:table-cell>
          <table:table-cell office:value-type="string" calcext:value-type="string">
            <text:p>14 Positions Header, Shrouded Connector 0.100" (2.54mm) Through Hole Gold</text:p>
          </table:table-cell>
          <table:table-cell office:value-type="string" calcext:value-type="string">
            <text:p>302-S14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0522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on-shore-technology-inc/302-S141/ED10522-ND/2794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LED_CONNECTOR</text:p>
          </table:table-cell>
          <table:table-cell table:number-columns-repeated="2"/>
          <table:table-cell office:value-type="string" calcext:value-type="string">
            <text:p>CUI Inc.</text:p>
          </table:table-cell>
          <table:table-cell office:value-type="string" calcext:value-type="string">
            <text:p>6 Position Circular Connector Receptacle, Female Sockets Solder Silver</text:p>
          </table:table-cell>
          <table:table-cell office:value-type="string" calcext:value-type="string">
            <text:p>MD-60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2460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cui-inc/MD-60S/CP-2460-ND/145311</text:p>
          </table:table-cell>
          <table:table-cell table:number-columns-repeated="2"/>
          <table:table-cell office:value-type="string" calcext:value-type="string">
            <text:p>Rated to 2A per conductor at 12V D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PWR_IN</text:p>
          </table:table-cell>
          <table:table-cell table:number-columns-repeated="2"/>
          <table:table-cell office:value-type="string" calcext:value-type="string">
            <text:p>CUI Inc.</text:p>
          </table:table-cell>
          <table:table-cell office:value-type="string" calcext:value-type="string">
            <text:p>Power Barrel Connector Jack 2.50mm ID (0.098"), 5.50mm OD (0.217") Through Hole, Right Angle</text:p>
          </table:table-cell>
          <table:table-cell office:value-type="string" calcext:value-type="string">
            <text:p>PJ-082BH</text:p>
          </table:table-cell>
          <table:table-cell office:value-type="string" calcext:value-type="string">
            <text:p>Digikey UK</text:p>
          </table:table-cell>
          <table:table-cell office:value-type="string" calcext:value-type="string">
            <text:p>CP-082BH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cui-inc/PJ-082BH/CP-082BHCT-ND/3102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UART_HEADER</text:p>
          </table:table-cell>
          <table:table-cell table:number-columns-repeated="2"/>
          <table:table-cell office:value-type="string" calcext:value-type="string">
            <text:p>Phoenix Contact</text:p>
          </table:table-cell>
          <table:table-cell office:value-type="string" calcext:value-type="string">
            <text:p>5 Position Terminal Block Header, Male Pins, Unshrouded 0.138" (3.50mm) Vertical Through Hole</text:p>
          </table:table-cell>
          <table:table-cell office:value-type="float" office:value="1945122" calcext:value-type="float">
            <text:p>194512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752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phoenix-contact/1945122/277-1752-ND/950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Q2,Q3,</text:p>
          </table:table-cell>
          <table:table-cell office:value-type="string" calcext:value-type="string">
            <text:p>IRL510PBF</text:p>
          </table:table-cell>
          <table:table-cell table:number-columns-repeated="2"/>
          <table:table-cell office:value-type="string" calcext:value-type="string">
            <text:p>Vishay Siliconix</text:p>
          </table:table-cell>
          <table:table-cell office:value-type="string" calcext:value-type="string">
            <text:p>MOSFET N-CH 100V 5.6A TO-220AB</text:p>
          </table:table-cell>
          <table:table-cell office:value-type="string" calcext:value-type="string">
            <text:p>IRL510PB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RL510PBF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vishay-siliconix/IRL510PBF/IRL510PBF-ND/811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,</text:p>
          </table:table-cell>
          <table:table-cell office:value-type="string" calcext:value-type="string">
            <text:p>TP0606</text:p>
          </table:table-cell>
          <table:table-cell table:number-columns-repeated="2"/>
          <table:table-cell office:value-type="string" calcext:value-type="string">
            <text:p>Microchip Technology</text:p>
          </table:table-cell>
          <table:table-cell office:value-type="string" calcext:value-type="string">
            <text:p>MOSFET P-CH 60V 320MA TO92-3</text:p>
          </table:table-cell>
          <table:table-cell office:value-type="string" calcext:value-type="string">
            <text:p>TP0606N3-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P0606N3-G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microchip-technology/TP0606N3-G/TP0606N3-G-ND/490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R7,</text:p>
          </table:table-cell>
          <table:table-cell office:value-type="string" calcext:value-type="string">
            <text:p>1M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1M OHM 1/8W 5% CARBON FILM</text:p>
          </table:table-cell>
          <table:table-cell office:value-type="string" calcext:value-type="string">
            <text:p>CF18JT1M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1M00TR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1M00/CF18JT1M00TR-ND/1741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,</text:p>
          </table:table-cell>
          <table:table-cell office:value-type="string" calcext:value-type="string">
            <text:p>20R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20 OHM 1/2W 5% CARBON FILM</text:p>
          </table:table-cell>
          <table:table-cell office:value-type="string" calcext:value-type="string">
            <text:p>CF12JT20R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2JT20R0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2JT20R0/CF12JT20R0CT-ND/1830451</text:p>
          </table:table-cell>
          <table:table-cell table:style-name="ce1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R3,</text:p>
          </table:table-cell>
          <table:table-cell office:value-type="string" calcext:value-type="string">
            <text:p>20R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METAL FILM 0.125W 5% 22 OHM</text:p>
          </table:table-cell>
          <table:table-cell office:value-type="string" calcext:value-type="string">
            <text:p>CF18JT22R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22R0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22R0/CF18JT22R0CT-ND/2022702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,</text:p>
          </table:table-cell>
          <table:table-cell office:value-type="string" calcext:value-type="string">
            <text:p>135R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METAL FILM 0.125W 5% 130 OHM</text:p>
          </table:table-cell>
          <table:table-cell office:value-type="string" calcext:value-type="string">
            <text:p>CF18JT13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130R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130R/CF18JT130RCT-ND/2022721</text:p>
          </table:table-cell>
          <table:table-cell table:style-name="ce1" office:value-type="string" calcext:value-type="string">
            <text:p>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0,R23,R20,</text:p>
          </table:table-cell>
          <table:table-cell office:value-type="string" calcext:value-type="string">
            <text:p>180R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180 OHM 1/8W 5% CF AXIAL</text:p>
          </table:table-cell>
          <table:table-cell office:value-type="string" calcext:value-type="string">
            <text:p>CF18JT18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180R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180R/CF18JT180RCT-ND/2022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9,R22,R19,</text:p>
          </table:table-cell>
          <table:table-cell office:value-type="string" calcext:value-type="string">
            <text:p>2.2k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2.2K OHM 1/8W 5% CF AXIAL</text:p>
          </table:table-cell>
          <table:table-cell office:value-type="string" calcext:value-type="string">
            <text:p>CF18JT2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2K20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2K20/CF18JT2K20CT-ND/2022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,</text:p>
          </table:table-cell>
          <table:table-cell office:value-type="string" calcext:value-type="string">
            <text:p>3.9k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3.9K OHM 1/8W 5% CARBON FILM</text:p>
          </table:table-cell>
          <table:table-cell office:value-type="string" calcext:value-type="string">
            <text:p>CF18JT3K9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3K90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3K90/CF18JT3K90CT-ND/2022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,R14,</text:p>
          </table:table-cell>
          <table:table-cell office:value-type="string" calcext:value-type="string">
            <text:p>8.2k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8.2K OHM 1/8W 5% CF AXIAL</text:p>
          </table:table-cell>
          <table:table-cell office:value-type="string" calcext:value-type="string">
            <text:p>CF18JT8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8K20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8K20/CF18JT8K20CT-ND/2022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R8,R9,R10,R11,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10K OHM 1/8W 5% CF AXIAL</text:p>
          </table:table-cell>
          <table:table-cell office:value-type="string" calcext:value-type="string">
            <text:p>CF18J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10K0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10K0/CF18JT10K0CT-ND/2022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1,R26,R15,R13,R16,</text:p>
          </table:table-cell>
          <table:table-cell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18K OHM 1/8W 5% CF AXIAL</text:p>
          </table:table-cell>
          <table:table-cell office:value-type="string" calcext:value-type="string">
            <text:p>CF18JT18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18K0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search/en/resistors/through-hole-resistors/66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1,R25,R24,</text:p>
          </table:table-cell>
          <table:table-cell office:value-type="string" calcext:value-type="string">
            <text:p>22k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22K OHM 1/8W 5% CF AXIAL</text:p>
          </table:table-cell>
          <table:table-cell office:value-type="string" calcext:value-type="string">
            <text:p>CF18JT22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22K0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22K0/CF18JT22K0CT-ND/2022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,</text:p>
          </table:table-cell>
          <table:table-cell office:value-type="string" calcext:value-type="string">
            <text:p>33k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33K OHM 1/8W 5% CF AXIAL</text:p>
          </table:table-cell>
          <table:table-cell office:value-type="string" calcext:value-type="string">
            <text:p>CF18JT33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33K0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33K0/CF18JT33K0CT-ND/2022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2,R28,R27,</text:p>
          </table:table-cell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Stackpole Electronics Inc.</text:p>
          </table:table-cell>
          <table:table-cell office:value-type="string" calcext:value-type="string">
            <text:p>RES 330K OHM 1/8W 5% CF AXIAL</text:p>
          </table:table-cell>
          <table:table-cell office:value-type="string" calcext:value-type="string">
            <text:p>CF18JT33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F18JT330KCT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stackpole-electronics-inc/CF18JT330K/CF18JT330KCT-ND/2022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3,RV2,</text:p>
          </table:table-cell>
          <table:table-cell office:value-type="string" calcext:value-type="string">
            <text:p>50R</text:p>
          </table:table-cell>
          <table:table-cell table:number-columns-repeated="2"/>
          <table:table-cell office:value-type="string" calcext:value-type="string">
            <text:p>Bourns Inc.</text:p>
          </table:table-cell>
          <table:table-cell office:value-type="string" calcext:value-type="string">
            <text:p>50 Ohm 0.5W, 1/2W PC Pins Through Hole Trimmer Potentiometer Cermet 1 Turn Top Adjustment</text:p>
          </table:table-cell>
          <table:table-cell office:value-type="string" calcext:value-type="string">
            <text:p>3362P-1-500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1-500LF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bourns-inc/3362P-1-500LF/3362P-1-500LF-ND/2536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1,RV4,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Bourns Inc.</text:p>
          </table:table-cell>
          <table:table-cell office:value-type="string" calcext:value-type="string">
            <text:p>10k Ohm 0.5W, 1/2W PC Pins Through Hole Trimmer Potentiometer Cermet 1 Turn Top Adjustment</text:p>
          </table:table-cell>
          <table:table-cell office:value-type="string" calcext:value-type="string">
            <text:p>3362P-1-103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103LF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bourns-inc/3362P-1-103LF/3362P-103LF-ND/1088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,</text:p>
          </table:table-cell>
          <table:table-cell office:value-type="string" calcext:value-type="string">
            <text:p>SW_POWER</text:p>
          </table:table-cell>
          <table:table-cell table:number-columns-repeated="2"/>
          <table:table-cell office:value-type="string" calcext:value-type="string">
            <text:p>C&amp;K Components</text:p>
          </table:table-cell>
          <table:table-cell office:value-type="string" calcext:value-type="string">
            <text:p>Rocker Switch SPDT 7.5A (AC/DC) 125V Through Hole, Right Angle</text:p>
          </table:table-cell>
          <table:table-cell office:value-type="string" calcext:value-type="string">
            <text:p>E101J1AQE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2070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c-k-components/E101J1AQE2/CKN2070-ND/484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2,U3,U5,U4,</text:p>
          </table:table-cell>
          <table:table-cell office:value-type="string" calcext:value-type="string">
            <text:p>LM358_BIG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General Purpose Amplifier 2 Circuit 8-PDIP</text:p>
          </table:table-cell>
          <table:table-cell office:value-type="string" calcext:value-type="string">
            <text:p>LM358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395-5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texas-instruments/LM358P/296-1395-5-ND/277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</text:p>
          </table:table-cell>
          <table:table-cell office:value-type="string" calcext:value-type="string">
            <text:p>7805_NUM</text:p>
          </table:table-cell>
          <table:table-cell table:number-columns-repeated="2"/>
          <table:table-cell office:value-type="string" calcext:value-type="string">
            <text:p>ON Semiconductor</text:p>
          </table:table-cell>
          <table:table-cell office:value-type="string" calcext:value-type="string">
            <text:p>Linear Voltage Regulator IC Positive Fixed 1 Output 5V 1A TO-220AB</text:p>
          </table:table-cell>
          <table:table-cell office:value-type="string" calcext:value-type="string">
            <text:p>NCP7805T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CP7805TGOS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on-semiconductor/NCP7805TG/NCP7805TGOS-ND/2271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,</text:p>
          </table:table-cell>
          <table:table-cell office:value-type="string" calcext:value-type="string">
            <text:p>16MHz</text:p>
          </table:table-cell>
          <table:table-cell table:number-columns-repeated="2"/>
          <table:table-cell office:value-type="string" calcext:value-type="string">
            <text:p>TXC CORPORATION</text:p>
          </table:table-cell>
          <table:table-cell office:value-type="string" calcext:value-type="string">
            <text:p>16MHz ±10ppm Crystal 18pF 30 Ohm -20°C ~ 70°C Through Hole HC49/US</text:p>
          </table:table-cell>
          <table:table-cell office:value-type="string" calcext:value-type="string">
            <text:p>9B-16.000MEEJ-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87-1244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txc-corporation/9B-16.000MEEJ-B/887-1244-ND/2207664</text:p>
          </table:table-cell>
          <table:table-cell table:number-columns-repeated="3"/>
        </table:table-row>
      </table:table>
      <table:table table:name="controls board bom" table:style-name="ta1">
        <table:table-column table:style-name="co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eference Typ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Product description</text:p>
          </table:table-cell>
          <table:table-cell office:value-type="string" calcext:value-type="string">
            <text:p><text:s/>Product code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Supplier code</text:p>
          </table:table-cell>
          <table:table-cell office:value-type="string" calcext:value-type="string">
            <text:p><text:s/>Order</text:p>
          </table:table-cell>
          <table:table-cell office:value-type="string" calcext:value-type="string">
            <text:p><text:s/>Supplier URL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,</text:p>
          </table:table-cell>
          <table:table-cell office:value-type="string" calcext:value-type="string">
            <text:p>LED_RABG</text:p>
          </table:table-cell>
          <table:table-cell table:number-columns-repeated="2"/>
          <table:table-cell office:value-type="string" calcext:value-type="string">
            <text:p>Adafruit Industries LLC</text:p>
          </table:table-cell>
          <table:table-cell office:value-type="string" calcext:value-type="string">
            <text:p>Red, Green, Blue (RGB) LED Indication - Discrete 2.1V Red, 3.8V Green, 2.7V Blue 4-DIP (0.200" 5.08mm)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1127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adafruit-industries-llc/314/1528-1127-ND/535358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CONTROLS_HEADER</text:p>
          </table:table-cell>
          <table:table-cell table:number-columns-repeated="2"/>
          <table:table-cell office:value-type="string" calcext:value-type="string">
            <text:p>On Shore Technology Inc.</text:p>
          </table:table-cell>
          <table:table-cell office:value-type="string" calcext:value-type="string">
            <text:p>10 Positions Header, Shrouded Connector 0.100" (2.54mm) Through Hole Gold</text:p>
          </table:table-cell>
          <table:table-cell office:value-type="string" calcext:value-type="string">
            <text:p>302-S10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543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on-shore-technology-inc/302-S101/ED1543-ND/21784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ENCODER</text:p>
          </table:table-cell>
          <table:table-cell table:number-columns-repeated="2"/>
          <table:table-cell office:value-type="string" calcext:value-type="string">
            <text:p>TT Electronics/BI</text:p>
          </table:table-cell>
          <table:table-cell office:value-type="string" calcext:value-type="string">
            <text:p>ENCODER 12MM ROTARY TOP ADJUST</text:p>
          </table:table-cell>
          <table:table-cell office:value-type="string" calcext:value-type="string">
            <text:p>EN12-HN22AF2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87-1399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tt-electronics-bi/EN12-HN22AF25/987-1399-ND/2620668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,</text:p>
          </table:table-cell>
          <table:table-cell office:value-type="string" calcext:value-type="string">
            <text:p>MODE BUTTON</text:p>
          </table:table-cell>
          <table:table-cell table:number-columns-repeated="2"/>
          <table:table-cell office:value-type="string" calcext:value-type="string">
            <text:p>C&amp;K Components</text:p>
          </table:table-cell>
          <table:table-cell office:value-type="string" calcext:value-type="string">
            <text:p>Pushbutton Switch SPST-NO Keyswitch Through Hole</text:p>
          </table:table-cell>
          <table:table-cell office:value-type="string" calcext:value-type="string">
            <text:p>D6R40 F1 LF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01-1975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c-k-components/D6R40-F1-LFS/401-1975-ND/1466332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,</text:p>
          </table:table-cell>
          <table:table-cell office:value-type="string" calcext:value-type="string">
            <text:p>PARAM BUTTON</text:p>
          </table:table-cell>
          <table:table-cell table:number-columns-repeated="2"/>
          <table:table-cell office:value-type="string" calcext:value-type="string">
            <text:p>C&amp;K Components</text:p>
          </table:table-cell>
          <table:table-cell office:value-type="string" calcext:value-type="string">
            <text:p>Pushbutton Switch SPST-NO Keyswitch Through Hole</text:p>
          </table:table-cell>
          <table:table-cell office:value-type="string" calcext:value-type="string">
            <text:p>D6R50 F1 LF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01-1976-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://www.digikey.co.uk/product-detail/en/c-k-components/D6R50-F1-LFS/401-1976-ND/1466333</text:p>
          </table:table-cell>
        </table:table-row>
      </table:table>
      <table:table table:name="extra parts" table:style-name="ta1"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office:value-type="string" calcext:value-type="string">
            <text:p>Extra parts – i.e. parts not on PCB but needed for assembl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roduct Cod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Cod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FUSE GLASS 7.5A 32VAC/VDC 3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0AGC07.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5024-ND</text:p>
          </table:table-cell>
          <table:table-cell office:value-type="string" calcext:value-type="string">
            <text:p>http://www.digikey.co.uk/product-detail/en/littelfuse-inc/0AGC07.5V/F5024-ND/2519098</text:p>
          </table:table-cell>
        </table:table-row>
        <table:table-row table:style-name="ro1">
          <table:table-cell/>
          <table:table-cell office:value-type="string" calcext:value-type="string">
            <text:p>6 Position Circular Connector Plug, Male Pins Solder, Crimp Pin Adapter Available Sil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MD-6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2060-ND</text:p>
          </table:table-cell>
          <table:table-cell office:value-type="string" calcext:value-type="string">
            <text:p>http://www.digikey.co.uk/product-detail/en/cui-inc/MD-60/CP-2060-ND/96916</text:p>
          </table:table-cell>
        </table:table-row>
        <table:table-row table:style-name="ro1">
          <table:table-cell/>
          <table:table-cell office:value-type="string" calcext:value-type="string">
            <text:p>10 Position Rectangular Socket Connector IDC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Shore Technology Inc.</text:p>
          </table:table-cell>
          <table:table-cell office:value-type="string" calcext:value-type="string">
            <text:p>101-1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0500-ND</text:p>
          </table:table-cell>
          <table:table-cell office:value-type="string" calcext:value-type="string">
            <text:p>http://www.digikey.co.uk/product-detail/en/on-shore-technology-inc/101-106/ED10500-ND/2794212</text:p>
          </table:table-cell>
        </table:table-row>
        <table:table-row table:style-name="ro1">
          <table:table-cell/>
          <table:table-cell office:value-type="string" calcext:value-type="string">
            <text:p>14 Position Rectangular Socket Connector IDC 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hore Technology Inc.</text:p>
          </table:table-cell>
          <table:table-cell office:value-type="string" calcext:value-type="string">
            <text:p>101-14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0501-ND</text:p>
          </table:table-cell>
          <table:table-cell office:value-type="string" calcext:value-type="string">
            <text:p>http://www.digikey.co.uk/product-detail/en/on-shore-technology-inc/101-146/ED10501-ND/2794213</text:p>
          </table:table-cell>
        </table:table-row>
        <table:table-row table:style-name="ro1">
          <table:table-cell/>
          <table:table-cell office:value-type="string" calcext:value-type="string">
            <text:p>KNOB KNURLED 0.750"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 International</text:p>
          </table:table-cell>
          <table:table-cell office:value-type="string" calcext:value-type="string">
            <text:p>OEJNI-75-4-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26-4239-ND</text:p>
          </table:table-cell>
          <table:table-cell office:value-type="string" calcext:value-type="string">
            <text:p>http://www.digikey.co.uk/product-detail/en/kilo-international/OEJNI-75-4-7/226-4239-ND/5970395</text:p>
          </table:table-cell>
        </table:table-row>
        <table:table-row table:style-name="ro1">
          <table:table-cell/>
          <table:table-cell office:value-type="string" calcext:value-type="string">
            <text:p>Flat Ribbon Cable Gray 14 Conductors 0.050" (1.27mm) Flat Cable 5.0' (1.52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3365/14 300S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14G-5-ND</text:p>
          </table:table-cell>
          <table:table-cell office:value-type="string" calcext:value-type="string">
            <text:p>http://www.digikey.co.uk/product-detail/en/assmann-wsw-components/AWG28-14-G-300/AE14G-5-ND/686330</text:p>
          </table:table-cell>
        </table:table-row>
        <table:table-row table:style-name="ro1">
          <table:table-cell/>
          <table:table-cell office:value-type="string" calcext:value-type="string">
            <text:p>6 Position Circular Connector Receptacle, Female Sockets Solder Sil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MD-60S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2760-ND</text:p>
          </table:table-cell>
          <table:table-cell office:value-type="string" calcext:value-type="string">
            <text:p>http://www.digikey.co.uk/product-detail/en/cui-inc/MD-60SV/CP-2760-ND/299895</text:p>
          </table:table-cell>
        </table:table-row>
        <table:table-row table:style-name="ro1">
          <table:table-cell/>
          <table:table-cell office:value-type="string" calcext:value-type="string">
            <text:p>12V 84W AC/DC External Desktop (Class I) Adapter Cord (Sold Separately) 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gen America/Kaga Electronics USA</text:p>
          </table:table-cell>
          <table:table-cell office:value-type="string" calcext:value-type="string">
            <text:p>KTPS90-120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2-1186-ND</text:p>
          </table:table-cell>
          <table:table-cell office:value-type="string" calcext:value-type="string">
            <text:p>http://www.digikey.co.uk/product-detail/en/volgen-america-kaga-electronics-usa/KTPS90-1207/62-1186-ND/3024981</text:p>
          </table:table-cell>
        </table:table-row>
      </table:table>
      <table:table table:name="old-bom" table:style-name="ta1"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s</text:p>
          </table:table-cell>
          <table:table-cell office:value-type="string" calcext:value-type="string">
            <text:p>From (CPC / Farnell / Have)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/>
          <table:table-cell office:value-type="string" calcext:value-type="string">
            <text:p>Main Board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 C7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7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Farnell</text:p>
          </table:table-cell>
          <table:table-cell office:value-type="float" office:value="1100379" calcext:value-type="float">
            <text:p>110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3 C16 C24</text:p>
          </table:table-cell>
          <table:table-cell office:value-type="string" calcext:value-type="string">
            <text:p>Farnell</text:p>
          </table:table-cell>
          <table:table-cell office:value-type="float" office:value="2332955" calcext:value-type="float">
            <text:p>2332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7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Farnell</text:p>
          </table:table-cell>
          <table:table-cell office:value-type="float" office:value="1457648" calcext:value-type="float">
            <text:p>1457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n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2 C3 C4 C5 C8 C9 C10 C11 C14 C15 C18 C19 C26</text:p>
          </table:table-cell>
          <table:table-cell office:value-type="string" calcext:value-type="string">
            <text:p>Farnell</text:p>
          </table:table-cell>
          <table:table-cell office:value-type="float" office:value="2112751" calcext:value-type="float">
            <text:p>21127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1 C22 C23 C27 C28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 C12 C20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 D2 D3</text:p>
          </table:table-cell>
          <table:table-cell office:value-type="string" calcext:value-type="string">
            <text:p>Farnell</text:p>
          </table:table-cell>
          <table:table-cell office:value-type="float" office:value="1700925" calcext:value-type="float">
            <text:p>1700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MEGA328-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D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arnell</text:p>
          </table:table-cell>
          <table:table-cell office:value-type="float" office:value="1593440" calcext:value-type="float">
            <text:p>15934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CD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DIO_HEADE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DIO_HEADER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Farnell</text:p>
          </table:table-cell>
          <table:table-cell office:value-type="float" office:value="1593412" calcext:value-type="float">
            <text:p>159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R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arnell</text:p>
          </table:table-cell>
          <table:table-cell office:value-type="float" office:value="1593413" calcext:value-type="float">
            <text:p>15934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ART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arnell</text:p>
          </table:table-cell>
          <table:table-cell office:value-type="float" office:value="1593414" calcext:value-type="float">
            <text:p>1593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P35N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 Q2 Q3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9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 R13</text:p>
          </table:table-cell>
          <table:table-cell office:value-type="string" calcext:value-type="string">
            <text:p>Farnell</text:p>
          </table:table-cell>
          <table:table-cell office:value-type="float" office:value="9343156" calcext:value-type="float">
            <text:p>9343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.8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7 R18 R24</text:p>
          </table:table-cell>
          <table:table-cell office:value-type="string" calcext:value-type="string">
            <text:p>Farnell</text:p>
          </table:table-cell>
          <table:table-cell office:value-type="float" office:value="9343466" calcext:value-type="float">
            <text:p>9343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 R14</text:p>
          </table:table-cell>
          <table:table-cell office:value-type="string" calcext:value-type="string">
            <text:p>Farnell</text:p>
          </table:table-cell>
          <table:table-cell office:value-type="float" office:value="9343571" calcext:value-type="float">
            <text:p>9343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 R4 R5 R6 R7</text:p>
          </table:table-cell>
          <table:table-cell office:value-type="string" calcext:value-type="string">
            <text:p>Farnell</text:p>
          </table:table-cell>
          <table:table-cell office:value-type="float" office:value="9342419" calcext:value-type="float">
            <text:p>9342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9 R11 R19 R20</text:p>
          </table:table-cell>
          <table:table-cell office:value-type="string" calcext:value-type="string">
            <text:p>Farnell</text:p>
          </table:table-cell>
          <table:table-cell office:value-type="float" office:value="9342630" calcext:value-type="float">
            <text:p>93426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 R22 R25</text:p>
          </table:table-cell>
          <table:table-cell office:value-type="string" calcext:value-type="string">
            <text:p>Farnell</text:p>
          </table:table-cell>
          <table:table-cell office:value-type="float" office:value="9343059" calcext:value-type="float">
            <text:p>9343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5 R16 R21 R23</text:p>
          </table:table-cell>
          <table:table-cell office:value-type="string" calcext:value-type="string">
            <text:p>Farnell</text:p>
          </table:table-cell>
          <table:table-cell office:value-type="float" office:value="9342427" calcext:value-type="float">
            <text:p>9342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 R3</text:p>
          </table:table-cell>
          <table:table-cell office:value-type="string" calcext:value-type="string">
            <text:p>Farnell</text:p>
          </table:table-cell>
          <table:table-cell office:value-type="float" office:value="9342435" calcext:value-type="float">
            <text:p>9342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1 RV2</text:p>
          </table:table-cell>
          <table:table-cell office:value-type="string" calcext:value-type="string">
            <text:p>Farnell</text:p>
          </table:table-cell>
          <table:table-cell office:value-type="float" office:value="1227539" calcext:value-type="float">
            <text:p>1227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_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Farnell</text:p>
          </table:table-cell>
          <table:table-cell office:value-type="float" office:value="1437701" calcext:value-type="float">
            <text:p>14377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2"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M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2 U3 U4 U5</text:p>
          </table:table-cell>
          <table:table-cell office:value-type="string" calcext:value-type="string">
            <text:p>Farnell</text:p>
          </table:table-cell>
          <table:table-cell office:value-type="float" office:value="1211132" calcext:value-type="float">
            <text:p>1211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rols Board</text:p>
          </table:table-cell>
          <table:table-cell office:value-type="string" calcext:value-type="string">
            <text:p>CONTROLS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arnell</text:p>
          </table:table-cell>
          <table:table-cell office:value-type="float" office:value="1593429" calcext:value-type="float">
            <text:p>1593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AM 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E 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DIP-28 sock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ibbon cable</text:p>
          </table:table-cell>
          <table:table-cell office:value-type="string" calcext:value-type="string">
            <text:p>1 met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x2 header socke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88" calcext:value-type="float">
            <text:p>1593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x1 header so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59" calcext:value-type="float">
            <text:p>15934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x1 header 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60" calcext:value-type="float">
            <text:p>1593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x1 header 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593461" calcext:value-type="float">
            <text:p>1593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mm screw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420119" calcext:value-type="float">
            <text:p>1420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6:55:01.29719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0:18:53.937828180</meta:creation-date>
    <dc:date>2016-12-08T13:17:12.066034284</dc:date>
    <meta:editing-duration>P20DT1H16M11S</meta:editing-duration>
    <meta:editing-cycles>19</meta:editing-cycles>
    <meta:generator>LibreOffice/5.1.4.2$Linux_X86_64 LibreOffice_project/10m0$Build-2</meta:generator>
    <meta:document-statistic meta:table-count="4" meta:cell-count="786" meta:object-count="0"/>
  </office:meta>
</office:document-meta>
</file>